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.212cm"/>
      <style:text-properties fo:language="en" fo:country="US"/>
    </style:style>
    <style:style style:name="P5" style:family="paragraph" style:parent-style-name="Text_20_body">
      <style:paragraph-properties fo:margin-top="0cm" fo:margin-bottom="0.212cm"/>
      <style:text-properties fo:language="en" fo:country="US" fo:font-weight="bold" style:font-weight-asian="bold" style:font-weight-complex="bold"/>
    </style:style>
    <style:style style:name="P6" style:family="paragraph" style:parent-style-name="Text_20_body">
      <style:paragraph-properties fo:margin-left="1.27cm" fo:margin-right="0cm" fo:margin-top="0.176cm" fo:margin-bottom="0.212cm" fo:text-indent="-0.635cm" style:auto-text-indent="false" style:writing-mode="lr-tb"/>
    </style:style>
    <style:style style:name="P7" style:family="paragraph" style:parent-style-name="Heading_20_1">
      <style:text-properties fo:language="en" fo:country="US"/>
    </style:style>
    <style:style style:name="P8" style:family="paragraph" style:parent-style-name="Text_20_body">
      <style:paragraph-properties fo:margin-top="0cm" fo:margin-bottom="0.212cm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variant="normal" fo:text-transform="none" style:font-name="Symbol" fo:font-size="10pt"/>
    </style:style>
    <style:style style:name="T5" style:family="text">
      <style:text-properties style:font-name="Symbol" fo:font-size="10pt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79cm" draw:z-index="0"><draw:image xlink:href="../../odt_eng/images/1011.png" xlink:type="simple" xlink:show="embed" xlink:actuate="onLoad"/></draw:frame></text:p>
          </table:table-cell>
          <table:table-cell table:style-name="Table1.B1" office:value-type="string">
            <text:h text:style-name="P7" text:outline-level="1">Diagram X on Y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cm" svg:height="1.61cm" draw:z-index="0"><draw:image xlink:href="../../odt_eng/images/1011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<text:span text:style-name="T6">is </text:span><text:span text:style-name="T2">vectorized</text:span> and implements the output of dependance of vector <text:span text:style-name="T2">Y </text:span>(second input) on vector <text:span text:style-name="T2">X </text:span>(first input).</text:p>
            <text:p text:style-name="P4">The unit is intended to display current simulation results in the form of diagram Y(t,x) plotting the curve y(t) = f(x,t) after each step of integration (calculation), where x is for the vector containing time-independent <text:span text:style-name="T3">constant </text:span>components.</text:p>
            <text:p text:style-name="P4">This unit can be used for displaying calculation results in linear-distributed dynamic problems where, for example, vector x is the vector of relative space coordinates in the item being simulated, while vector-function y(t) describes non-stationary distribution of a physical value in the item under simulation.</text:p>
            <text:p text:style-name="P5">Properties:</text:p>
            <text:p text:style-name="P6"><text:span text:style-name="T5">·</text:span><text:span text:style-name="T4"><text:tab/></text:span><text:span text:style-name="T1">Number of diagrams – natural number N. If number 3, for example, is entered the unit will have 6 input ports: ports at the left for entering data corresponding to abscissa coordinates and ports at the bottom for entering vector-function y(t) values.</text:span></text:p>
            <text:p text:style-name="P4">The unit applies the graphic window similar to the one applied by the unit <text:span text:style-name="T3">Time diagram</text:span>.</text:p>
            <text:p text:style-name="P4">Dimensions of inputs shall be the same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График Y от X</dc:title>
    <dc:date>2012-03-05T20:54:55.52</dc:date>
    <meta:editing-cycles>87</meta:editing-cycles>
    <meta:editing-duration>PT2H34M27S</meta:editing-duration>
    <dc:creator>Александр </dc:creator>
    <meta:document-statistic meta:table-count="1" meta:image-count="2" meta:object-count="0" meta:page-count="1" meta:paragraph-count="12" meta:word-count="177" meta:character-count="1095"/>
    <meta:user-defined meta:name="Поле 1"/>
    <meta:user-defined meta:name="Поле 2"/>
    <meta:user-defined meta:name="Поле 3"/>
    <meta:user-defined meta:name="Поле 4"/>
  </office:meta>
</office:document-meta>
</file>